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Liberation Sans" officeooo:rsid="0005819c" officeooo:paragraph-rsid="0005819c"/>
    </style:style>
    <style:style style:name="P2" style:family="paragraph" style:parent-style-name="Subtitle">
      <style:text-properties style:font-name="Liberation Sans" officeooo:rsid="0005819c" officeooo:paragraph-rsid="0005819c"/>
    </style:style>
    <style:style style:name="P3" style:family="paragraph" style:parent-style-name="Text_20_body">
      <style:paragraph-properties fo:text-align="center" style:justify-single-word="false"/>
      <style:text-properties style:font-name="Liberation Sans" officeooo:rsid="00104ace" officeooo:paragraph-rsid="00104ace"/>
    </style:style>
    <style:style style:name="P4" style:family="paragraph" style:parent-style-name="Heading_20_1">
      <style:text-properties style:font-name="Liberation Sans" officeooo:rsid="0005819c" officeooo:paragraph-rsid="0005819c"/>
    </style:style>
    <style:style style:name="P5" style:family="paragraph" style:parent-style-name="Text_20_body">
      <style:text-properties style:font-name="Liberation Sans" officeooo:rsid="0005c813" officeooo:paragraph-rsid="0005c813"/>
    </style:style>
    <style:style style:name="P6" style:family="paragraph" style:parent-style-name="Heading_20_2">
      <style:text-properties style:font-name="Liberation Sans" officeooo:rsid="0005819c" officeooo:paragraph-rsid="0005819c"/>
    </style:style>
    <style:style style:name="P7" style:family="paragraph" style:parent-style-name="Text_20_body" style:list-style-name="L1">
      <style:text-properties style:font-name="Liberation Sans" officeooo:rsid="000872d7" officeooo:paragraph-rsid="000872d7"/>
    </style:style>
    <style:style style:name="P8" style:family="paragraph" style:parent-style-name="Text_20_body" style:list-style-name="L1">
      <style:text-properties style:font-name="Liberation Sans" officeooo:rsid="000a01f9" officeooo:paragraph-rsid="000a01f9"/>
    </style:style>
    <style:style style:name="P9" style:family="paragraph" style:parent-style-name="Text_20_body" style:list-style-name="L2">
      <style:text-properties style:font-name="Liberation Sans" officeooo:rsid="000a01f9" officeooo:paragraph-rsid="000a01f9"/>
    </style:style>
    <style:style style:name="P10" style:family="paragraph" style:parent-style-name="Text_20_body" style:list-style-name="L2">
      <style:text-properties style:font-name="Liberation Sans" officeooo:rsid="000aef22" officeooo:paragraph-rsid="000aef22"/>
    </style:style>
    <style:style style:name="P11" style:family="paragraph" style:parent-style-name="Text_20_body" style:list-style-name="L2">
      <style:paragraph-properties style:writing-mode="lr-tb"/>
      <style:text-properties style:font-name="Liberation Sans" officeooo:rsid="000aef22" officeooo:paragraph-rsid="000aef22"/>
    </style:style>
    <style:style style:name="P12" style:family="paragraph" style:parent-style-name="Text_20_body">
      <style:text-properties style:font-name="Liberation Sans" officeooo:rsid="000afb95" officeooo:paragraph-rsid="000afb95"/>
    </style:style>
    <style:style style:name="P13" style:family="paragraph" style:parent-style-name="Text_20_body">
      <style:text-properties style:font-name="Liberation Sans" officeooo:paragraph-rsid="0005819c"/>
    </style:style>
    <style:style style:name="P14" style:family="paragraph" style:parent-style-name="Text_20_body">
      <style:text-properties officeooo:paragraph-rsid="0005819c"/>
    </style:style>
    <style:style style:name="T1" style:family="text">
      <style:text-properties style:text-position="super 58%"/>
    </style:style>
    <style:style style:name="T2" style:family="text">
      <style:text-properties officeooo:rsid="000872d7"/>
    </style:style>
    <style:style style:name="T3" style:family="text">
      <style:text-properties officeooo:rsid="000fc112"/>
    </style:style>
    <style:style style:name="T4" style:family="text">
      <style:text-properties style:font-name="Liberation Sans" officeooo:rsid="0005819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ractive Map of SETU Carlow<text:line-break/>Functional Specification</text:p>
      <text:p text:style-name="P2">Gábor Major – C00271548</text:p>
      <text:p text:style-name="P3">25<text:span text:style-name="T1">th</text:span> October 2024</text:p>
      <text:h text:style-name="P4" text:outline-level="1">Description</text:h>
      <text:p text:style-name="P5">The Interactive Map of SETU Carlow is an application for students and lecturers <text:span text:style-name="T2">for</text:span> finding their way around the Carlow campus. <text:span text:style-name="T2">The application helps people by by allowing them to navigate to a specific room or place they wish to go to from their starting position.</text:span></text:p>
      <text:h text:style-name="P4" text:outline-level="1">Functionality</text:h>
      <text:h text:style-name="P6" text:outline-level="2">Core Features</text:h>
      <text:list text:style-name="L1">
        <text:list-item>
          <text:p text:style-name="P7">A collection of rooms and places collected and labelled with information, example location, room number, room name, usage description.</text:p>
        </text:list-item>
        <text:list-item>
          <text:p text:style-name="P8">Display a map of the campus with the rooms available to be accessed.</text:p>
        </text:list-item>
        <text:list-item>
          <text:p text:style-name="P7">Search through the rooms available and application shows the information and location of room.</text:p>
        </text:list-item>
        <text:list-item>
          <text:p text:style-name="P7">Using selected start and target position the application shows the best route to take.</text:p>
        </text:list-item>
        <text:list-item>
          <text:p text:style-name="P8">Pathfinding takes into account the multiple floors of the buildings.</text:p>
        </text:list-item>
      </text:list>
      <text:h text:style-name="P6" text:outline-level="2">Non-Core Features</text:h>
      <text:list text:style-name="L2">
        <text:list-item>
          <text:p text:style-name="P9">Application shows a selection of potential paths for the user to take.</text:p>
        </text:list-item>
        <text:list-item>
          <text:p text:style-name="P10">Using GPS coordinates for rooms and waypoints.</text:p>
        </text:list-item>
        <text:list-item>
          <text:p text:style-name="P10">Usage of Android Geolocation API to give real-time feedback to the user on their location along the path.</text:p>
        </text:list-item>
        <text:list-item>
          <text:p text:style-name="P10">An Admin login for editing <text:span text:style-name="T3">the existing </text:span>room data <text:span text:style-name="T3">available.</text:span></text:p>
        </text:list-item>
        <text:list-item>
          <text:p text:style-name="P11">Allow the flagging of certain routes as closed, and pathfinding accommodates for route changes</text:p>
        </text:list-item>
        <text:list-item>
          <text:p text:style-name="P9">3D rendering of campus buildings and rooms in their correct locations.</text:p>
        </text:list-item>
        <text:list-item>
          <text:p text:style-name="P9">Limiting variables may be taken into account for the user, for example if a wheelchair user, use the elevator instead of the stairs for pathfinding.</text:p>
        </text:list-item>
        <text:list-item>
          <text:p text:style-name="P10">Editable map of rooms’ locations and buildings’ shapes.</text:p>
        </text:list-item>
      </text:list>
      <text:h text:style-name="P4" text:outline-level="1"><text:soft-page-break/>Users</text:h>
      <text:p text:style-name="P12">The primary users of the application would be new people coming into the campus, this would include but not be limited to new students, new lecturers and any guests visiting the campus<text:line-break/>The application would also greatly helpful to the peer mentors as they get a lot of questions every year from first years on where the buildings are or where specific rooms are located.</text:p>
      <text:h text:style-name="P4" text:outline-level="1">Context Diagram</text:h>
      <text:p text:style-name="P13"/>
      <text:h text:style-name="P4" text:outline-level="1">Use Cases</text:h>
      <text:p text:style-name="P13"/>
      <text:h text:style-name="P4" text:outline-level="1">Metrics</text:h>
      <text:p text:style-name="P14"><text:span text:style-name="T4"/></text:p>
      <text:h text:style-name="P4" text:outline-level="1">Similar Applications</text:h>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15:20:24.789217501</meta:creation-date>
    <meta:generator>LibreOffice/24.8.2.1$Linux_X86_64 LibreOffice_project/0f794b6e29741098670a3b95d60478a65d05ef13</meta:generator>
    <dc:date>2024-10-02T10:36:57.630413124</dc:date>
    <meta:editing-duration>PT34M18S</meta:editing-duration>
    <meta:editing-cycles>6</meta:editing-cycles>
    <meta:document-statistic meta:table-count="0" meta:image-count="0" meta:object-count="0" meta:page-count="2" meta:paragraph-count="27" meta:word-count="326" meta:character-count="1951" meta:non-whitespace-character-count="1664"/>
  </office:meta>
</office:document-meta>
</file>